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.0193in" fo:border="0.06pt solid #d9d9e3"/>
    </style:style>
    <style:style style:name="P2" style:family="paragraph" style:parent-style-name="Text_20_body">
      <style:paragraph-properties fo:margin-left="0in" fo:margin-right="0in" fo:text-indent="0in" style:auto-text-indent="false" fo:padding="0.0193in" fo:border="0.06pt solid #d9d9e3"/>
      <style:text-properties officeooo:paragraph-rsid="00047a42"/>
    </style:style>
    <style:style style:name="P3" style:family="paragraph" style:parent-style-name="Text_20_body">
      <style:paragraph-properties fo:margin-left="0in" fo:margin-right="0in" fo:text-indent="0in" style:auto-text-indent="false" fo:padding="0.0193in" fo:border="0.06pt solid #d9d9e3"/>
      <style:text-properties officeooo:paragraph-rsid="0005966d"/>
    </style:style>
    <style:style style:name="P4" style:family="paragraph" style:parent-style-name="Text_20_body">
      <style:paragraph-properties fo:margin-left="0in" fo:margin-right="0in" fo:text-indent="0in" style:auto-text-indent="false" fo:padding="0.0193in" fo:border="0.06pt solid #d9d9e3"/>
      <style:text-properties officeooo:paragraph-rsid="00076623"/>
    </style:style>
    <style:style style:name="T1" style:family="text">
      <style:text-properties officeooo:rsid="00047a42"/>
    </style:style>
    <style:style style:name="T2" style:family="text">
      <style:text-properties officeooo:rsid="0005966d"/>
    </style:style>
    <style:style style:name="T3" style:family="text">
      <style:text-properties officeooo:rsid="00059bd0"/>
    </style:style>
    <style:style style:name="T4" style:family="text">
      <style:text-properties officeooo:rsid="00076623"/>
    </style:style>
    <style:style style:name="T5" style:family="text">
      <style:text-properties officeooo:rsid="0007ca72"/>
    </style:style>
    <style:style style:name="T6" style:family="text">
      <style:text-properties officeooo:rsid="000b7fe5"/>
    </style:style>
    <style:style style:name="T7" style:family="text">
      <style:text-properties officeooo:rsid="000c93d2"/>
    </style:style>
    <style:style style:name="T8" style:family="text">
      <style:text-properties officeooo:rsid="000ed44e"/>
    </style:style>
    <style:style style:name="T9" style:family="text">
      <style:text-properties officeooo:rsid="0011c092"/>
    </style:style>
    <style:style style:name="T10" style:family="text">
      <style:text-properties officeooo:rsid="001209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PLOS Computational Biology,</text:p>
      <text:p text:style-name="P1">I am pleased to submit my latest project for your consideration, a research endeavor I have undertaken during my spare time. Several years ago, I published a study with your esteemed journal ("Meta-analysis of Drosophila circadian microarray studies identifies a novel set of rhythmically expressed genes," Epub 2007 Sep 11), where I re-analyzed data from various existing studies to identify a robust set of circadianly expressed genes in Drosophila melanogaster. This study has continued to receive significant citations over the years.</text:p>
      <text:p text:style-name="P1">Inspired by the success of our previous collaboration, I am presenting a new work that follows a similar approach—re-analyzing large-scale data to identify a truly robust set of genes. While our prior collaboration focused on circadian genes in Drosophila microarray data, which were and remain hot topics, the attached study delves into Covid-19-related gene expression in humans based on recent RNASeq studies—a subject that is timely and relevant to the current global context.</text:p>
      <text:p text:style-name="P1">Through an analysis across multiple large-scale studies, I have identified a novel set of genes that holds potential interest for both the scientific and medical communities.</text:p>
      <text:p text:style-name="P1">In an effort to foster transparency and facilitate understanding of my analysis methods, I have included the R code I used. This code is provided directly with the study as supplemental information and is also available on a Git<text:span text:style-name="T10">H</text:span>ub repository for interaction with interested readers. I intentionally designed the code to be user-friendly, even for novice R users, by extensively commenting on the trials and tribulations faced during the analysis, especially in dealing with metadata collection and sample ID harmonization <text:span text:style-name="T10">between metadata and data</text:span>.</text:p>
      <text:p text:style-name="P3"><text:span text:style-name="T2">I hope that the gene list I have identified will be useful to the scientific and medical communities. Based on </text:span><text:span text:style-name="T10">the </text:span><text:span text:style-name="T2">prescient nature of Covid, I think it is safe to say that it will generate some level of interest. Likewise, </text:span>the inclusivity of the <text:span text:style-name="T2">included </text:span>R code, <text:span text:style-name="T3">particularly its presence on Github to facilitate dynamic interaction with interested readers, </text:span>coupled with its detailed commentary, will enable any<text:span text:style-name="T3">one </text:span>to reproduce <text:span text:style-name="T10">and improve upon </text:span>my analyses and results, thereby contributing to the reproducibility and openness of scientific research.</text:p>
      <text:p text:style-name="P1">Thank you for considering my submission. <text:span text:style-name="T9">Once again </text:span>I look forward to the possibility of sharing <text:span text:style-name="T9">my</text:span> work with the PLOS Computational Biology community.</text:p>
      <text:p text:style-name="P1">Sincerely,</text:p>
      <text:p text:style-name="P2"><text:span text:style-name="T1">Kevin P. Keegan</text:span><text:line-break/><text:span text:style-name="T1">Ph.D.</text:span><text:line-break/><text:span text:style-name="T1">Independent Researcher</text:span><text:line-break/><text:span text:style-name="T1">kevin.p.keegan@gmail.com</text:span><text:line-break/><text:span text:style-name="T1">847-733-1079 <text:s text:c="83"/>https://scholar.google.com/citations?hl=en&amp;user=0QH6bsQAAAAJ https://www.linkedin.com/in/kevinkeegan/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5:37:50.482565001</meta:creation-date>
    <dc:date>2024-01-19T17:55:59.742156155</dc:date>
    <meta:editing-duration>PT2H18M3S</meta:editing-duration>
    <meta:editing-cycles>13</meta:editing-cycles>
    <meta:generator>LibreOffice/7.6.4.1$MacOSX_X86_64 LibreOffice_project/e19e193f88cd6c0525a17fb7a176ed8e6a3e2aa1</meta:generator>
    <meta:print-date>2024-01-19T16:23:18.317787399</meta:print-date>
    <meta:document-statistic meta:table-count="0" meta:image-count="0" meta:object-count="0" meta:page-count="1" meta:paragraph-count="9" meta:word-count="392" meta:character-count="2752" meta:non-whitespace-character-count="2288"/>
  </office:meta>
</office:document-meta>
</file>